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text-properties style:font-name="Georgia" fo:font-size="10.5pt" style:font-size-asian="10.5pt" style:font-size-complex="10.5pt"/>
    </style:style>
    <style:style style:name="P4" style:family="paragraph" style:parent-style-name="Title" style:master-page-name="Standard">
      <style:paragraph-properties style:page-number="auto"/>
      <style:text-properties style:font-name="Georgi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position="super 58%"/>
    </style:style>
    <style:style style:name="T4"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inking His Cup</text:p>
      <text:p text:style-name="P2"/>
      <text:p text:style-name="P1"><text:span text:style-name="T1">Read:</text:span> Matthew 20:17-28</text:p>
      <text:p text:style-name="P1"><text:s/></text:p>
      <text:p text:style-name="P1"><text:span text:style-name="T1">Text:</text:span> Philippians 3:10 “That I may know him, and the power of his resurrection, and the fellowship of his sufferings, being made conformable unto his death;”</text:p>
      <text:p text:style-name="P1"/>
      <text:p text:style-name="P1"><text:span text:style-name="T1">Introduction:</text:span> I am going to preach a negative sermon today but I hope that it is not a discouraging sermon. For far too long we have had it easy in the churches of America. We have had so little persecution and most of the troubles that have come upon us are self-inflicted by the ill advised comments of a few mega church pastors or TV preachers. </text:p>
      <text:p text:style-name="P1"><text:s text:c="2"/>In the scripture that we read in Matthew the two disciples known as the sons of thunder bringing their mommy to plead for preferential seating in heaven. Jesus response is to challenge them: “Are ye able to drink of the cup that I shall drink of, and to be baptized with the baptism that I am baptized with?” He asks. </text:p>
      <text:p text:style-name="P1"><text:s text:c="2"/><text:span text:style-name="T2">What does that mean?</text:span></text:p>
      <text:p text:style-name="P1"><text:s text:c="2"/>In the context of the question we find Jesus talking about suffering and death. He refers to His own trial, beating and death in the 17<text:span text:style-name="T3">th</text:span> and 18<text:span text:style-name="T3">th</text:span> verses. Following the question He talks about true greatness coming through service and sacrifice.</text:p>
      <text:p text:style-name="P1"><text:s text:c="2"/>We sing songs that talk of being like Jesus. Do we really want to be like Him? Do we want to live the life that He did? He sacrificed His life for us and we struggle to sacrifice a meal for Him.</text:p>
      <text:p text:style-name="P1"/>
      <text:p text:style-name="P1"><text:span text:style-name="T1">I. Suffering is prophesied:</text:span> for Christ in Mark 8:31 “And he began to teach them, that the Son of man must suffer many things, and be rejected of the elders, and of the chief priests, and scribes, and be killed, and after three days rise again.” For us in I Thessalonians 3:4 “For verily, when we were with you, we told you before that we should suffer tribulation; even as it came to pass, and ye know.” And in II Timothy 3:12 we read: “Yea, and all that will live godly in Christ Jesus shall suffer persecution.” <text:s/>If we believe the Bible then why are we so resistant to suffering? Doesn’t the Word say that Godliness will result in persecution? So then we should rejoice in persecution. Peter and the apostles did exactly that after being beaten. In Acts 5:41 we read: “And they departed from the presence of the council, rejoicing that they were counted worthy to suffer shame for his name.” <text:s/></text:p>
      <text:p text:style-name="P1"/>
      <text:p text:style-name="P1"><text:span text:style-name="T1">II. Responding to suffering:</text:span> although it may seem natural to whine, complain, moan, and groan; that is not the picture that we find in the scriptures. I Corinthians 4:12 says: “And labour, working with our own hands: being reviled, we bless; being persecuted, we suffer it:” Paul seems to be saying that our response is one that is contrary to how the world responds. We bless those who revile us and welcome the persecution.</text:p>
      <text:p text:style-name="P1"/>
      <text:p text:style-name="P1"><text:span text:style-name="T1">III. Purpose for Suffering:</text:span> God doesn’t send or allow suffering because He is a sadist. God has a purpose for all that occurs in our lives. Paul said in: Philippians 3:10 “That I may know him, and the power of his resurrection, and the fellowship of his sufferings, being made conformable unto his death;” He told Timothy in II Timothy 2:12 “If we suffer, we shall also reign with him…” He told the Colossians (1:11) that <text:s/>we are “Strengthened with all might, according to his glorious power, unto all patience and longsuffering with joyfulness;” <text:s text:c="2"/></text:p>
      <text:p text:style-name="P1"><text:s text:c="2"/>From these scriptures we see that suffering strengthens us, makes us like Christ and develops patience. It is how we get to really know Him.</text:p>
      <text:p text:style-name="P1"/>
      <text:p text:style-name="P1"><text:span text:style-name="T1">IV. Intended Results of Suffering:</text:span> Romans 8:17 “And if children, then heirs; heirs of God, and joint-heirs with Christ; if so be that we suffer with him, <text:span text:style-name="T4">that we may be also glorified together</text:span>.” <text:s/>Romans 8:18 “For I reckon that the sufferings of this present time are not worthy to be compared with the <text:span text:style-name="T4">glory which shall be revealed in us.”</text:span></text:p>
      <text:p text:style-name="P1"><text:s/>II Corinthians 1:6 “And whether we be afflicted, it is for <text:span text:style-name="T4">your consolation and salvation,..</text:span>” Peter has a lot to say about suffering he says in his first book 3:14 “But and if ye suffer for righteousness' sake, <text:span text:style-name="T4">happy are ye</text:span>…” 4:13 “But rejoice, inasmuch as ye are partakers of Christ's sufferings; that, when <text:span text:style-name="T4">his glory shall be revealed</text:span>, ye may be glad also with exceeding joy.” 5:10 “But the God of all grace…<text:span text:style-name="T4">make you perfect, stablish, strengthen, settle you</text:span>.” <text:s text:c="2"/></text:p>
      <text:p text:style-name="P1">Revelation 2:10 “Fear none of those things which thou shalt suffer: behold, the devil shall cast some of you into prison, that ye may be tried; and ye shall have tribulation ten days: be thou faithful unto death, and I will give thee a crown of life.” <text:s/></text:p>
      <text:p text:style-name="P1"/>
      <text:p text:style-name="P1"><text:span text:style-name="T1">Conclude:</text:span> Jesus asks: “Are ye able to drink of the cup that I shall drink of, and to be baptized with the baptism that I am baptized with?”</text:p>
      <text:p text:style-name="P1">I know this sounds morbid but there is no stronger church than the persecuted church. Indonesia 125,000 converts annual China 85,000 a month are won. Persecution eliminates unimportant squab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rinking His Cup</dc:title>
    <meta:initial-creator>Joel Tice</meta:initial-creator>
    <meta:creation-date>2008-08-30T16:57:00</meta:creation-date>
    <dc:creator>j </dc:creator>
    <dc:date>2021-04-09T09:54:42.89</dc:date>
    <meta:print-date>2008-08-30T20:47:00</meta:print-date>
    <meta:editing-cycles>6</meta:editing-cycles>
    <meta:editing-duration>PT3H1M4S</meta:editing-duration>
    <meta:generator>OpenOffice/4.1.3$Win32 OpenOffice.org_project/413m1$Build-9783</meta:generator>
    <meta:document-statistic meta:table-count="0" meta:image-count="0" meta:object-count="0" meta:page-count="1" meta:paragraph-count="18" meta:word-count="847" meta:character-count="4732"/>
  </office:meta>
</office:document-meta>
</file>